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draw:layer="layout" svg:width="10.16cm" svg:height="13.227cm" svg:x="4.175cm" svg:y="1.735cm">
          <text:p text:style-name="P1"><text:span text:style-name="T1">NeuralNetwork</text:span></text:p>
          <text:p text:style-name="P1"><text:span text:style-name="T2"/></text:p>
          <text:p text:style-name="P1"><text:span text:style-name="T2">layers</text:span></text:p>
          <text:p text:style-name="P1"><text:span text:style-name="T3"/></text:p>
          <text:p text:style-name="P1"><text:span text:style-name="T3">inputs_minimum</text:span></text:p>
          <text:p text:style-name="P1"><text:span text:style-name="T3">inputs_maximum</text:span></text:p>
          <text:p text:style-name="P1"><text:span text:style-name="T3">outputs_minimum</text:span></text:p>
          <text:p text:style-name="P1"><text:span text:style-name="T3">outputs_maximum</text:span></text:p>
          <text:p text:style-name="P1"><text:span text:style-name="T3">inputs_mean</text:span></text:p>
          <text:p text:style-name="P1"><text:span text:style-name="T3">inputs_standard_deviation</text:span></text:p>
          <text:p text:style-name="P1"><text:span text:style-name="T3">outputs_mean</text:span></text:p>
          <text:p text:style-name="P1"><text:span text:style-name="T3"><text:s/></text:span><text:span text:style-name="T3">outputs_standard_deviation</text:span></text:p>
          <text:p text:style-name="P1"><text:span text:style-name="T3"/></text:p>
          <text:p text:style-name="P1"><text:span text:style-name="T3">inputs_scaling_method</text:span></text:p>
          <text:p text:style-name="P1"><text:span text:style-name="T3">outputs_unscaling_method</text:span></text:p>
          <text:p text:style-name="P1"><text:span text:style-name="T3"/></text:p>
          <text:p text:style-name="P1"><text:span text:style-name="T3">probabilistic_method</text:span></text:p>
          <text:p text:style-name="P1"><text:span text:style-name="T4"/></text:p>
          <text:p text:style-name="P1"><text:span text:style-name="T2">calculate_output</text:span></text:p>
          <text:p text:style-name="P1"><text:span text:style-name="T2">calculate_Jacobian</text:span></text:p>
          <text:p text:style-name="P1"><text:span text:style-name="T2">calculate_Hessian_form</text:span></text:p>
          <text:p text:style-name="P1"><text:span text:style-name="T2"/></text:p>
          <text:p text:style-name="P1"><text:span text:style-name="T2">calculate_parameters_Jacobian</text:span></text:p>
          <text:p text:style-name="P1"><text:span text:style-name="T2">calculate_parameters_Hessian_form</text:span></text:p>
          <draw:enhanced-geometry svg:viewBox="0 0 1000 404" draw:text-areas="0 0 1000 404" draw:type="NonPrimitive" draw:enhanced-path="M 1000 404 L 1000 0 0 0 0 404 Z"/>
        </draw:custom-shape>
        <draw:line draw:style-name="gr1" draw:text-style-name="P3" draw:layer="layout" svg:x1="4.175cm" svg:y1="2.922cm" svg:x2="14.335cm" svg:y2="2.922cm">
          <text:p/>
        </draw:line>
        <draw:line draw:style-name="gr1" draw:text-style-name="P3" draw:layer="layout" svg:x1="4.175cm" svg:y1="10.598cm" svg:x2="14.335cm" svg:y2="10.5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OpenOffice.org/3.4$Win32 OpenOffice.org_project/340m1$Build-9590</meta:generator>
    <dc:date>2012-07-02T18:04:53.91</dc:date>
    <meta:editing-duration>PT4H11M49S</meta:editing-duration>
    <meta:editing-cycles>15</meta:editing-cycles>
    <meta:document-statistic meta:object-count="3"/>
  </office:meta>
</office:document-meta>
</file>